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5cm" fo:min-width="2.3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3.1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2.9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3.7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15cm" fo:min-width="6.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10.5cm"/>
    </style:style>
    <style:style style:name="gr11" style:family="graphic" style:parent-style-name="standard">
      <style:graphic-properties draw:textarea-horizontal-align="justify" draw:textarea-vertical-align="middle" draw:auto-grow-height="false" fo:min-height="1.35cm" fo:min-width="8.3cm"/>
    </style:style>
    <style:style style:name="gr12" style:family="graphic" style:parent-style-name="standard">
      <style:graphic-properties draw:textarea-horizontal-align="justify" draw:textarea-vertical-align="middle" draw:auto-grow-height="false" fo:min-height="1.35cm" fo:min-width="6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435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15" style:family="graphic" style:parent-style-name="objectwithoutfill">
      <style:graphic-properties draw:stroke="dash" draw:stroke-dash="Fine_20_Dashed"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2.149cm" fo:min-width="10.5cm"/>
    </style:style>
    <style:style style:name="gr17" style:family="graphic" style:parent-style-name="standard">
      <style:graphic-properties draw:textarea-horizontal-align="justify" draw:textarea-vertical-align="middle" draw:auto-grow-height="false" fo:min-height="1.349cm" fo:min-width="4.312cm"/>
    </style:style>
    <style:style style:name="gr18" style:family="graphic" style:parent-style-name="standard">
      <style:graphic-properties draw:textarea-horizontal-align="justify" draw:textarea-vertical-align="middle" draw:auto-grow-height="false" fo:min-height="1.149cm" fo:min-width="4.3cm"/>
    </style:style>
    <style:style style:name="gr19" style:family="graphic" style:parent-style-name="standard">
      <style:graphic-properties draw:textarea-horizontal-align="justify" draw:textarea-vertical-align="middle" draw:auto-grow-height="false" fo:min-height="2.75cm" fo:min-width="10.9cm"/>
    </style:style>
    <style:style style:name="gr20" style:family="graphic" style:parent-style-name="standard">
      <style:graphic-properties draw:textarea-horizontal-align="justify" draw:textarea-vertical-align="middle" draw:auto-grow-height="false" fo:min-height="1.95cm" fo:min-width="6.3cm"/>
    </style:style>
    <style:style style:name="gr21" style:family="graphic" style:parent-style-name="standard">
      <style:graphic-properties draw:textarea-horizontal-align="justify" draw:textarea-vertical-align="middle" draw:auto-grow-height="false" fo:min-height="1.15cm" fo:min-width="3.1cm"/>
    </style:style>
    <style:style style:name="gr22" style:family="graphic" style:parent-style-name="standard">
      <style:graphic-properties draw:textarea-horizontal-align="justify" draw:textarea-vertical-align="middle" draw:auto-grow-height="false" fo:min-height="1.15cm" fo:min-width="3.91cm"/>
    </style:style>
    <style:style style:name="gr23" style:family="graphic" style:parent-style-name="standard">
      <style:graphic-properties draw:textarea-horizontal-align="justify" draw:textarea-vertical-align="middle" draw:auto-grow-height="false" fo:min-height="1.349cm" fo:min-width="7.312cm"/>
    </style:style>
    <style:style style:name="gr24" style:family="graphic" style:parent-style-name="standard">
      <style:graphic-properties draw:textarea-horizontal-align="justify" draw:textarea-vertical-align="middle" draw:auto-grow-height="false" fo:min-height="2.75cm" fo:min-width="11.9cm"/>
    </style:style>
    <style:style style:name="gr25" style:family="graphic" style:parent-style-name="standard">
      <style:graphic-properties draw:textarea-horizontal-align="justify" draw:textarea-vertical-align="middle" draw:auto-grow-height="false" fo:min-height="1.15cm" fo:min-width="7.7cm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4.3cm"/>
    </style:style>
    <style:style style:name="gr27" style:family="graphic" style:parent-style-name="standard">
      <style:graphic-properties draw:textarea-horizontal-align="justify" draw:textarea-vertical-align="middle" draw:auto-grow-height="false" fo:min-height="2.149cm" fo:min-width="8.9cm"/>
    </style:style>
    <style:style style:name="gr28" style:family="graphic" style:parent-style-name="standard">
      <style:graphic-properties draw:textarea-horizontal-align="justify" draw:textarea-vertical-align="middle" draw:auto-grow-height="false" fo:min-height="2.75cm" fo:min-width="7.7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1.75cm" fo:min-width="10.1cm"/>
    </style:style>
    <style:style style:name="gr31" style:family="graphic" style:parent-style-name="standard">
      <style:graphic-properties draw:textarea-horizontal-align="justify" draw:textarea-vertical-align="middle" draw:auto-grow-height="false" fo:min-height="3.35cm" fo:min-width="8.9cm"/>
    </style:style>
    <style:style style:name="gr32" style:family="graphic" style:parent-style-name="standard">
      <style:graphic-properties draw:textarea-horizontal-align="justify" draw:textarea-vertical-align="middle" draw:auto-grow-height="false" fo:min-height="1.45cm" fo:min-width="1.9cm"/>
    </style:style>
    <style:style style:name="pr1" style:family="presentation" style:parent-style-name="Default-title">
      <style:graphic-properties fo:min-height="2.3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6.717cm"/>
    </style:style>
    <style:style style:name="pr5" style:family="presentation" style:parent-style-name="Default-title">
      <style:graphic-properties fo:min-height="2.2cm"/>
    </style:style>
    <style:style style:name="pr6" style:family="presentation" style:parent-style-name="Default-title">
      <style:graphic-properties fo:min-height="1.741cm"/>
    </style:style>
    <style:style style:name="pr7" style:family="presentation" style:parent-style-name="Default-title">
      <style:graphic-properties fo:min-height="2.5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50e"/>
    </style:style>
    <style:style style:name="T1" style:family="text">
      <style:text-properties fo:color="#ff950e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8cm" svg:height="0.8cm" svg:x="2cm" svg:y="18.4cm">
          <text:p text:style-name="P1">LISTE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2cm" svg:height="1.8cm" svg:x="0.4cm" svg:y="8cm">
          <text:p text:style-name="P1">ESTA</text:p>
          <text:p text:style-name="P1"><text:span text:style-name="T1">M_ESTA_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cm" svg:height="0.8cm" svg:x="0.8cm" svg:y="15.6cm">
          <text:p text:style-name="P1">SYN_RCV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0.8cm" svg:x="4.8cm" svg:y="16.8cm">
          <text:p text:style-name="P1">SYN_S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cm" svg:height="0.8cm" svg:x="6.2cm" svg:y="14.8cm">
          <text:p text:style-name="P1">FIN_WAIT-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cm" svg:height="0.8cm" svg:x="10cm" svg:y="15.4cm">
          <text:p text:style-name="P1">FIN_WAIT-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cm" svg:height="0.8cm" svg:x="13cm" svg:y="14.8cm">
          <text:p text:style-name="P1">CLOSI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cm" svg:height="0.8cm" svg:x="12.8cm" svg:y="18cm">
          <text:p text:style-name="P1">TIME WAIT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4.2cm" svg:height="1.2cm" svg:x="14.1cm" svg:y="12.8cm">
          <text:p text:style-name="P1">CLOSED</text:p>
          <text:p text:style-name="P1"><text:span text:style-name="T1">M_CLOSED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cm" svg:height="0.8cm" svg:x="16.4cm" svg:y="16.6cm">
          <text:p text:style-name="P1">LAST-A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cm" svg:height="0.8cm" svg:x="21cm" svg:y="17.4cm">
          <text:p text:style-name="P1">CLOSE WAIT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6.8cm" svg:height="1.4cm" svg:x="12.8cm" svg:y="3.2cm">
          <svg:desc>Upon receipt of an MP_FASTCLOSE, containing the valid key, Host B answers on the same subflow with a TCP RST and tears down allsubflows.  Host B can now close the whole MPTCP connection (it transitions directly to CLOSED state).</svg:desc>
          <text:p text:style-name="P1"><text:span text:style-name="T2">TIME_WAIT</text:span></text:p>
          <text:p text:style-name="P1"><text:span text:style-name="T1">M_FASTCLOSE_WAI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2cm" svg:y1="4.6cm" svg:x2="16.2cm" svg:y2="12.8cm" draw:start-shape="id1" draw:start-glue-point="2" draw:end-shape="id2" draw:end-glue-point="0" svg:d="M16200 4600v8200" svg:viewBox="0 0 1 8201">
          <text:p/>
        </draw:connector>
        <draw:connector draw:style-name="gr8" draw:text-style-name="P1" draw:layer="layout" svg:x1="2.5cm" svg:y1="8cm" svg:x2="12.8cm" svg:y2="3.9cm" draw:start-shape="id3" draw:start-glue-point="0" draw:end-shape="id1" draw:end-glue-point="3" svg:d="M2500 8000v-4100h10300" svg:viewBox="0 0 10301 4101">
          <text:p text:style-name="P1">Force CLOSE</text:p>
          <text:p text:style-name="P1">Send RST and then tears down all but one subflows</text:p>
          <text:p text:style-name="P1">Send MP_FASTCLOSE on remaining sf</text:p>
          <text:p text:style-name="P1"/>
        </draw:connector>
        <draw:connector draw:style-name="gr8" draw:text-style-name="P1" draw:layer="layout" svg:x1="16.2cm" svg:y1="4.6cm" svg:x2="16.2cm" svg:y2="12.8cm" draw:start-shape="id1" draw:start-glue-point="2" draw:end-shape="id2" draw:end-glue-point="0" svg:d="M16200 4600v8200" svg:viewBox="0 0 1 8201">
          <text:p text:style-name="P1">Recv TCP RST on remaining sf</text:p>
        </draw:connector>
        <draw:connector draw:style-name="gr8" draw:text-style-name="P1" draw:layer="layout" svg:x1="2.5cm" svg:y1="9.8cm" svg:x2="14.1cm" svg:y2="13.4cm" draw:start-shape="id3" draw:start-glue-point="2" draw:end-shape="id2" draw:end-glue-point="3" svg:d="M2500 9800v3600h11600" svg:viewBox="0 0 11601 3601">
          <text:p text:style-name="P1">Recv MP_FASTCLOSE (1)</text:p>
          <text:p text:style-name="P1">Send RST backwards </text:p>
          <text:p text:style-name="P1">Tears down all subflows</text:p>
        </draw:connector>
        <draw:connector draw:style-name="gr8" draw:text-style-name="P1" draw:layer="layout" draw:line-skew="4.099cm" svg:x1="19.6cm" svg:y1="3.9cm" svg:x2="18.3cm" svg:y2="13.4cm" draw:start-shape="id1" draw:start-glue-point="1" draw:end-shape="id2" draw:end-glue-point="1" svg:d="M19600 3900h4600v9500h-5900" svg:viewBox="0 0 5901 9501">
          <text:p text:style-name="P1"/>
          <text:p text:style-name="P1"/>
          <text:p text:style-name="P1"/>
          <text:p text:style-name="P1"/>
          <text:p text:style-name="P1"/>
          <text:p text:style-name="P1"><text:tab/><text:tab/><text:tab/>Recv MP_FASTCLOSE (1)</text:p>
          <text:p text:style-name="P1">Send RST</text:p>
          <text:p text:style-name="P1">Tear down connection</text:p>
        </draw:connector>
        <draw:frame presentation:style-name="pr1" draw:layer="layout" svg:width="25.199cm" svg:height="2.363cm" svg:x="1.401cm" svg:y="0.837cm" presentation:class="title" presentation:user-transformed="true">
          <draw:text-box>
            <text:p>Mptcp fast close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Should note conditions such as */**/*** ;</text:p>
              <text:p>(1) on valid key</text:p>
              <text:p/>
              <text:p>Figure 17 of RFC 6824 shows the FSM for closing a connection</text:p>
              <text:p/>
              <text:p>- An mptcp connection can have 0 subflows.</text:p>
              <text:p>- </text:p>
              <text:p/>
            </draw:text-box>
          </draw:frame>
        </presentation:notes>
        <officeooo:annotation svg:x="13.151cm" svg:y="0.273cm">
          <dc:creator>Matthieu Coudron</dc:creator>
          <dc:date>2014-11-19T11:03:26</dc:date>
          <text:p>Sf = subflow</text:p>
        </officeooo:annotation>
      </draw:page>
      <draw:page draw:name="page2" draw:style-name="dp3" draw:master-page-name="Default" presentation:presentation-page-layout-name="AL2T1">
        <draw:custom-shape draw:style-name="gr10" draw:text-style-name="P1" xml:id="id4" draw:id="id4" draw:layer="layout" svg:width="11cm" svg:height="1.6cm" svg:x="7.8cm" svg:y="12.2cm">
          <svg:desc>sdq</svg:desc>
          <text:p text:style-name="P1">M_ESTAB_WAIT</text:p>
          <text:p text:style-name="P1">(waits for a DSS to be DATAACKED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6" draw:id="id6" draw:layer="layout" svg:width="8.8cm" svg:height="1.6cm" svg:x="17.4cm" svg:y="17.6cm">
          <text:p text:style-name="P1">M_ESTAB_MP</text:p>
          <text:p text:style-name="P1">(can establish new subflow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5" draw:id="id5" draw:layer="layout" svg:width="6.8cm" svg:height="1.6cm" svg:x="0.2cm" svg:y="17.6cm">
          <text:p text:style-name="P1">ESTAB</text:p>
          <text:p text:style-name="P1">(Fallback to TCP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7.8cm" svg:y1="13cm" svg:x2="3.6cm" svg:y2="17.6cm" draw:start-shape="id4" draw:start-glue-point="3" draw:end-shape="id5" draw:end-glue-point="0" svg:d="M7800 13000h-4200v4600" svg:viewBox="0 0 4201 4601">
          <text:p text:style-name="P1">Recv ACK only</text:p>
          <text:p text:style-name="P1">Sends DSS Infinite mapping</text:p>
        </draw:connector>
        <draw:connector draw:style-name="gr8" draw:text-style-name="P1" draw:layer="layout" svg:x1="18.8cm" svg:y1="13cm" svg:x2="21.8cm" svg:y2="17.6cm" draw:start-shape="id4" draw:start-glue-point="1" draw:end-shape="id6" draw:end-glue-point="0" svg:d="M18800 13000h3000v4600" svg:viewBox="0 0 3001 4601">
          <text:p text:style-name="P1">Recv DataAck</text:p>
        </draw:connector>
        <draw:frame draw:style-name="gr13" draw:layer="layout" svg:width="12.935cm" svg:height="1.673cm" svg:x="4.853cm" svg:y="5.527cm">
          <draw:text-box>
            <text:p>2 Cases : additional subflows exist/only one.</text:p>
            <text:p>En M_ESTAB_1 on peut créer </text:p>
          </draw:text-box>
        </draw:frame>
        <draw:custom-shape draw:style-name="gr14" draw:text-style-name="P1" xml:id="id7" draw:id="id7" draw:layer="layout" svg:width="3.6cm" svg:height="1cm" svg:x="0.788cm" svg:y="5.6cm">
          <text:p text:style-name="P1">SYN_SENT</text:p>
          <draw:enhanced-geometry svg:viewBox="0 0 21600 21600" draw:type="rectangle" draw:enhanced-path="M 0 0 L 21600 0 21600 21600 0 21600 0 0 Z N"/>
        </draw:custom-shape>
        <draw:custom-shape draw:style-name="gr14" draw:text-style-name="P1" xml:id="id8" draw:id="id8" draw:layer="layout" svg:width="3.6cm" svg:height="1cm" svg:x="22.2cm" svg:y="5.6cm">
          <text:p text:style-name="P1">SYN_RCVD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.588cm" svg:y1="6.6cm" svg:x2="13.3cm" svg:y2="12.2cm" draw:start-shape="id7" draw:start-glue-point="2" draw:end-shape="id4" draw:end-glue-point="0" svg:d="M2588 6600v2800h10712v2800" svg:viewBox="0 0 10713 5601">
          <text:p text:style-name="P1">Recv SYN/ACK + MP_CAPABLE</text:p>
          <text:p text:style-name="P1">Send ACK + MP_CAPABLE</text:p>
        </draw:connector>
        <draw:connector draw:style-name="gr8" draw:text-style-name="P1" draw:layer="layout" svg:x1="24cm" svg:y1="6.6cm" svg:x2="13.3cm" svg:y2="12.2cm" draw:start-shape="id8" draw:start-glue-point="2" draw:end-shape="id4" svg:d="M24000 6600v2800h-10700v2800" svg:viewBox="0 0 10701 5601">
          <text:p text:style-name="P1">Recv SYN + MP_CAPABLE</text:p>
          <text:p text:style-name="P1">Send Syn/ACK + MP_CAPABLE</text:p>
        </draw:connector>
        <draw:frame presentation:style-name="pr3" draw:layer="layout" svg:width="25.199cm" svg:height="3.506cm" svg:x="1cm" svg:y="0.6cm" presentation:class="title" presentation:user-transformed="true">
          <draw:text-box>
            <text:p>Connection establishment (master subflow)</text:p>
          </draw:text-box>
        </draw:frame>
        <draw:connector draw:style-name="gr8" draw:text-style-name="P1" draw:layer="layout" svg:x1="0.788cm" svg:y1="6.1cm" svg:x2="0.2cm" svg:y2="18.4cm" draw:start-shape="id7" draw:start-glue-point="3" draw:end-shape="id5" svg:d="M788 6100h-1089v12300h501" svg:viewBox="0 0 1090 12301">
          <text:p text:style-name="P1">Recv SYN/ACK</text:p>
          <text:p text:style-name="P1">Send ACK</text:p>
        </draw:connector>
        <draw:connector draw:style-name="gr8" draw:text-style-name="P1" draw:layer="layout" svg:x1="17.4cm" svg:y1="18.4cm" svg:x2="7cm" svg:y2="18.4cm" draw:start-shape="id6" draw:start-glue-point="3" draw:end-shape="id5" draw:end-glue-point="1" svg:d="M17400 18400h-10400" svg:viewBox="0 0 10401 1">
          <text:p text:style-name="P1">Detects failure</text:p>
          <text:p text:style-name="P1">Sends </text:p>
        </draw:connector>
        <draw:connector draw:style-name="gr15" draw:text-style-name="P1" draw:layer="layout" draw:line-skew="2.299cm" svg:x1="21.8cm" svg:y1="19.2cm" svg:x2="3.6cm" svg:y2="19.2cm" draw:start-shape="id6" draw:end-shape="id5" draw:end-glue-point="2" svg:d="M21800 19200v2800h-18200v-2800" svg:viewBox="0 0 18201 2801">
          <text:p/>
        </draw:connecto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4" draw:layer="layout" svg:width="16.799cm" svg:height="16.717cm" svg:x="2.1cm" svg:y="14.107cm" presentation:class="notes" presentation:user-transformed="true">
            <draw:text-box>
              <text:p>There is, however, another corner case that should be addressed.</text:p>
              <text:p><text:s text:c="3"/>That is one of MPTCP options getting through on the SYN, but not on</text:p>
              <text:p><text:s text:c="3"/>regular packets. <text:s/>This can be resolved if the subflow is the first</text:p>
              <text:p><text:s text:c="3"/>subflow, and thus all data in flight is contiguous, using the</text:p>
              <text:p><text:s text:c="3"/>following rules.</text:p>
              <text:p/>
              <text:p><text:s text:c="3"/>A sender MUST include a DSS option with data sequence mapping in</text:p>
              <text:p><text:s text:c="3"/>every segment until one of the sent segments has been acknowledged</text:p>
              <text:p><text:s text:c="3"/>with a DSS option containing a Data ACK. <text:s/>Upon reception of the</text:p>
              <text:p><text:s text:c="3"/>acknowledgment, the sender has the confirmation that the DSS option</text:p>
              <text:p><text:s text:c="3"/>passes in both directions and may choose to send fewer DSS options</text:p>
              <text:p><text:s text:c="3"/>than once per segment.</text:p>
            </draw:text-box>
          </draw:frame>
        </presentation:notes>
        <officeooo:annotation svg:x="0cm" svg:y="0cm">
          <dc:creator>Matthieu Coudron</dc:creator>
          <dc:date>2014-11-19T11:38:39</dc:date>
          <text:p/>
        </officeooo:annotation>
      </draw:page>
      <draw:page draw:name="page3" draw:style-name="dp1" draw:master-page-name="Default" presentation:presentation-page-layout-name="AL2T1">
        <draw:frame presentation:style-name="pr5" draw:layer="layout" svg:width="25.199cm" svg:height="2.2cm" svg:x="0.8cm" svg:y="0cm" presentation:class="title" presentation:user-transformed="true">
          <draw:text-box>
            <text:p>Master subflow connection</text:p>
          </draw:text-box>
        </draw:frame>
        <draw:custom-shape draw:style-name="gr16" draw:text-style-name="P1" xml:id="id10" draw:id="id10" draw:layer="layout" svg:width="11cm" svg:height="2.399cm" svg:x="7.8cm" svg:y="11.601cm">
          <svg:desc>sdq</svg:desc>
          <text:p text:style-name="P1">ESTAB</text:p>
          <text:p text:style-name="P1"><text:span text:style-name="T1">M_ESTAB_WAIT</text:span></text:p>
          <text:p text:style-name="P1"><text:span text:style-name="T1">(waiting for a DSS to be DATAACK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9" draw:id="id9" draw:layer="layout" svg:width="4.812cm" svg:height="1.599cm" svg:x="1.488cm" svg:y="6.301cm">
          <text:p text:style-name="P1">SYN_SENT</text:p>
          <text:p text:style-name="P1"><text:span text:style-name="T1">M_SYN_S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11" draw:id="id11" draw:layer="layout" svg:width="4.8cm" svg:height="1.399cm" svg:x="21.2cm" svg:y="6cm">
          <text:p text:style-name="P1">SYN_RCVD</text:p>
          <text:p text:style-name="P1"><text:span text:style-name="T1">M_SYN_RCVD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0.001cm" svg:x1="3.894cm" svg:y1="7.9cm" svg:x2="13.3cm" svg:y2="11.601cm" draw:start-shape="id9" draw:start-glue-point="2" draw:end-shape="id10" draw:end-glue-point="0" svg:d="M3894 7900v1851h9406v1850" svg:viewBox="0 0 9407 3702">
          <text:p text:style-name="P1">Recv SYN/ACK + MP_CAPABLE</text:p>
          <text:p text:style-name="P1">Send ACK + MP_CAPABLE</text:p>
        </draw:connector>
        <draw:connector draw:style-name="gr8" draw:text-style-name="P1" draw:layer="layout" svg:x1="23.6cm" svg:y1="7.399cm" svg:x2="13.3cm" svg:y2="11.601cm" draw:start-shape="id11" draw:start-glue-point="2" draw:end-shape="id10" svg:d="M23600 7399v2101h-10300v2101" svg:viewBox="0 0 10301 4203">
          <text:p text:style-name="P1">Recv ACK + MP_CAPABLE</text:p>
          <text:p text:style-name="P1">Sends Data Ack</text:p>
          <text:p text:style-name="P1"/>
        </draw:connector>
        <draw:custom-shape draw:style-name="gr19" draw:text-style-name="P1" xml:id="id13" draw:id="id13" draw:layer="layout" svg:width="11.4cm" svg:height="3cm" svg:x="16.4cm" svg:y="17cm">
          <text:p text:style-name="P1">ESTAB</text:p>
          <text:p text:style-name="P1"><text:span text:style-name="T1">M_ESTAB_MP_1</text:span></text:p>
          <text:p text:style-name="P1"><text:span text:style-name="T1">(can establish new subflows &amp; </text:span></text:p>
          <text:p text:style-name="P1"><text:span text:style-name="T1">send mappings for multiple segment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12" draw:id="id12" draw:layer="layout" svg:width="6.8cm" svg:height="2.2cm" svg:x="1.3cm" svg:y="17.4cm">
          <text:p text:style-name="P1">ESTAB</text:p>
          <text:p text:style-name="P1"><text:span text:style-name="T1">M_ESTAB_SP</text:span></text:p>
          <text:p text:style-name="P1">(Fallback to TCP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7.8cm" svg:y1="12.8cm" svg:x2="4.7cm" svg:y2="17.4cm" draw:start-shape="id10" draw:start-glue-point="3" draw:end-shape="id12" draw:end-glue-point="0" svg:d="M7800 12800h-3100v4600" svg:viewBox="0 0 3101 4601">
          <text:p text:style-name="P1">Recv ACK only</text:p>
          <text:p text:style-name="P1">Sends DSS Infinite mapping</text:p>
        </draw:connector>
        <draw:connector draw:style-name="gr8" draw:text-style-name="P1" draw:layer="layout" svg:x1="18.8cm" svg:y1="12.8cm" svg:x2="22.1cm" svg:y2="17cm" draw:start-shape="id10" draw:start-glue-point="1" draw:end-shape="id13" draw:end-glue-point="0" svg:d="M18800 12800h3300v4200" svg:viewBox="0 0 3301 4201">
          <text:p text:style-name="P1">Recv DataAck</text:p>
        </draw:connector>
        <draw:connector draw:style-name="gr8" draw:text-style-name="P1" draw:layer="layout" svg:x1="16.4cm" svg:y1="18.5cm" svg:x2="8.1cm" svg:y2="18.5cm" draw:start-shape="id13" draw:start-glue-point="3" draw:end-shape="id12" draw:end-glue-point="1" svg:d="M16400 18500h-8300" svg:viewBox="0 0 8301 1">
          <text:p text:style-name="P1">Detects failure</text:p>
          <text:p text:style-name="P1">Sends DSS Infinite mapping </text:p>
        </draw:connector>
        <draw:custom-shape draw:style-name="gr21" draw:text-style-name="P1" xml:id="id15" draw:id="id15" draw:layer="layout" svg:width="3.6cm" svg:height="1.4cm" svg:x="21.8cm" svg:y="2.8cm">
          <text:p text:style-name="P1">LISTEN</text:p>
          <text:p text:style-name="P1"><text:span text:style-name="T1">M_LISTEN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xml:id="id14" draw:id="id14" draw:layer="layout" svg:width="4.41cm" svg:height="1.4cm" svg:x="1.69cm" svg:y="2.6cm">
          <text:p text:style-name="P1">CLOSE</text:p>
          <text:p text:style-name="P1"><text:span text:style-name="T1">M_CLOSED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3.895cm" svg:y1="4cm" svg:x2="3.894cm" svg:y2="6.301cm" draw:start-shape="id14" draw:start-glue-point="2" draw:end-shape="id9" draw:end-glue-point="0" svg:d="M3895 4000v1150h-1v1151" svg:viewBox="0 0 2 2302">
          <text:p text:style-name="P1">Open</text:p>
          <text:p text:style-name="P1">Send SYN+MP_CAPABLE</text:p>
        </draw:connector>
        <draw:connector draw:style-name="gr8" draw:text-style-name="P1" draw:layer="layout" svg:x1="23.6cm" svg:y1="4.2cm" svg:x2="23.6cm" svg:y2="6cm" draw:start-shape="id15" draw:start-glue-point="2" draw:end-shape="id11" draw:end-glue-point="0" svg:d="M23600 4200v1800" svg:viewBox="0 0 1 1801">
          <text:p text:style-name="P1">Recv SYN + MP_CAPABLE</text:p>
          <text:p text:style-name="P1">Send Syn/ACK + MP_CAPABLE</text:p>
        </draw:connector>
        <draw:connector draw:style-name="gr8" draw:text-style-name="P1" draw:layer="layout" svg:x1="1.488cm" svg:y1="7.1cm" svg:x2="1.3cm" svg:y2="18.5cm" draw:start-shape="id9" draw:start-glue-point="3" draw:end-shape="id12" draw:end-glue-point="3" svg:d="M1488 7100h-689v11400h501" svg:viewBox="0 0 690 11401">
          <text:p text:style-name="P1">Recv SYN/ACK</text:p>
          <text:p text:style-name="P1">Send ACK</text:p>
        </draw:connecto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1.741cm" svg:x="1.4cm" svg:y="0.23cm" presentation:class="title" presentation:user-transformed="true">
          <draw:text-box>
            <text:p>Connection (subflow) join</text:p>
          </draw:text-box>
        </draw:frame>
        <draw:custom-shape draw:style-name="gr16" draw:text-style-name="P1" xml:id="id17" draw:id="id17" draw:layer="layout" svg:width="11cm" svg:height="2.399cm" svg:x="7.8cm" svg:y="12.201cm">
          <svg:desc>sdq</svg:desc>
          <text:p text:style-name="P1">ESTAB</text:p>
          <text:p text:style-name="P1"><text:span text:style-name="T1">M_ESTA_MP_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16" draw:id="id16" draw:layer="layout" svg:width="7.812cm" svg:height="1.599cm" svg:x="0.388cm" svg:y="6.601cm">
          <text:p text:style-name="P1">SYN_SENT</text:p>
          <text:p text:style-name="P1"><text:span text:style-name="T1">M_ESTA_MP_*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18" draw:id="id18" draw:layer="layout" svg:width="4.8cm" svg:height="1.399cm" svg:x="21.2cm" svg:y="6.401cm">
          <text:p text:style-name="P1">SYN_RCVD</text:p>
          <text:p text:style-name="P1"><text:span text:style-name="T1">M_SYN_RCVD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0.001cm" svg:x1="4.294cm" svg:y1="8.2cm" svg:x2="13.3cm" svg:y2="12.201cm" draw:start-shape="id16" draw:start-glue-point="2" draw:end-shape="id17" draw:end-glue-point="0" svg:d="M4294 8200v2001h9006v2000" svg:viewBox="0 0 9007 4002">
          <text:p text:style-name="P1">Recv SYN/ACK + MP_JOIN</text:p>
          <text:p text:style-name="P1">Sends ACK + MP_JOIN</text:p>
        </draw:connector>
        <draw:connector draw:style-name="gr8" draw:text-style-name="P1" draw:layer="layout" draw:line-skew="0.2cm" svg:x1="23.6cm" svg:y1="7.8cm" svg:x2="13.3cm" svg:y2="12.201cm" draw:start-shape="id18" draw:start-glue-point="2" draw:end-shape="id17" svg:d="M23600 7800v2400h-10300v2001" svg:viewBox="0 0 10301 4402">
          <text:p text:style-name="P1">Recv ACK + MP_JOIN</text:p>
          <text:p text:style-name="P1"/>
        </draw:connector>
        <draw:custom-shape draw:style-name="gr24" draw:text-style-name="P1" xml:id="id20" draw:id="id20" draw:layer="layout" svg:width="12.4cm" svg:height="3cm" svg:x="15.4cm" svg:y="17.4cm">
          <text:p text:style-name="P1">FINWAIT-1</text:p>
          <text:p text:style-name="P1"><text:span text:style-name="T1">M_ESTAB_MP_* ( ? ou bien encore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19" draw:id="id19" draw:layer="layout" svg:width="6.8cm" svg:height="2.2cm" svg:x="1cm" svg:y="17.6cm">
          <text:p text:style-name="P1">CLOSED</text:p>
          <text:p text:style-name="P1"><text:span text:style-name="T1">M_ESTAB_MP_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7.8cm" svg:y1="13.4cm" svg:x2="4.4cm" svg:y2="17.6cm" draw:start-shape="id17" draw:start-glue-point="3" draw:end-shape="id19" draw:end-glue-point="0" svg:d="M7800 13400h-3400v4200" svg:viewBox="0 0 3401 4201">
          <text:p text:style-name="P1">Failure detected</text:p>
          <text:p text:style-name="P1">Sends RST + MP_FAIL</text:p>
        </draw:connector>
        <draw:connector draw:style-name="gr8" draw:text-style-name="P1" draw:layer="layout" svg:x1="18.8cm" svg:y1="13.4cm" svg:x2="21.6cm" svg:y2="17.4cm" draw:start-shape="id17" draw:start-glue-point="1" draw:end-shape="id20" draw:end-glue-point="0" svg:d="M18800 13400h2800v4000" svg:viewBox="0 0 2801 4001">
          <text:p text:style-name="P1">Close subflow</text:p>
          <text:p text:style-name="P1">Sends FIN</text:p>
        </draw:connector>
        <draw:connector draw:style-name="gr8" draw:text-style-name="P1" draw:layer="layout" svg:x1="15.4cm" svg:y1="18.9cm" svg:x2="7.8cm" svg:y2="18.7cm" draw:start-shape="id20" draw:start-glue-point="3" draw:end-shape="id19" draw:end-glue-point="1" svg:d="M15400 18900h-3800v-200h-3800" svg:viewBox="0 0 7601 201">
          <text:p text:style-name="P1">Detects failure</text:p>
          <text:p text:style-name="P1">Sends </text:p>
        </draw:connector>
        <draw:custom-shape draw:style-name="gr25" draw:text-style-name="P1" xml:id="id21" draw:id="id21" draw:layer="layout" svg:width="8.2cm" svg:height="1.4cm" svg:x="0.2cm" svg:y="2.2cm">
          <text:p text:style-name="P1">CLOSE</text:p>
          <text:p text:style-name="P1"><text:span text:style-name="T1">M_ESTA_MP_* (* = 1 or 2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3cm" svg:y1="3.6cm" svg:x2="4.294cm" svg:y2="6.601cm" draw:start-shape="id21" draw:start-glue-point="2" draw:end-shape="id16" draw:end-glue-point="0" svg:d="M4300 3600v1503h-6v1498" svg:viewBox="0 0 7 3002">
          <text:p text:style-name="P1">Open new subflow</text:p>
          <text:p text:style-name="P1">Send SYN+MP_CAPABLE</text:p>
        </draw:connector>
        <draw:custom-shape draw:style-name="gr26" draw:text-style-name="P1" xml:id="id22" draw:id="id22" draw:layer="layout" svg:width="4.8cm" svg:height="1.4cm" svg:x="21.2cm" svg:y="2.2cm">
          <text:p text:style-name="P1">LISTEN (?)</text:p>
          <text:p text:style-name="P1"><text:span text:style-name="T1">M_ESTA_MP_*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3.6cm" svg:y1="3.6cm" svg:x2="23.6cm" svg:y2="6.401cm" draw:start-shape="id22" draw:start-glue-point="2" draw:end-shape="id18" draw:end-glue-point="0" svg:d="M23600 3600v2801" svg:viewBox="0 0 1 2802">
          <text:p text:style-name="P1">Recv SYN + MP_JOIN</text:p>
          <text:p text:style-name="P1">Sends SYN/ACK + MP_JOIN</text:p>
        </draw:connecto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ubflow closing (several subflows)</text:p>
          </draw:text-box>
        </draw:frame>
        <draw:custom-shape draw:style-name="gr16" draw:text-style-name="P1" xml:id="id23" draw:id="id23" draw:layer="layout" svg:width="11cm" svg:height="2.399cm" svg:x="7cm" svg:y="4.343cm">
          <svg:desc>sdq</svg:desc>
          <text:p text:style-name="P1">ESTAB</text:p>
          <text:p text:style-name="P1"><text:span text:style-name="T1">M_ESTA_MP_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24" draw:id="id24" draw:layer="layout" svg:width="6.8cm" svg:height="2.2cm" svg:x="1cm" svg:y="11.4cm">
          <text:p text:style-name="P1">CLOSED</text:p>
          <text:p text:style-name="P1"><text:span text:style-name="T1">M_ESTAB_MP_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7cm" svg:y1="5.542cm" svg:x2="4.4cm" svg:y2="11.4cm" draw:start-shape="id23" draw:start-glue-point="3" draw:end-shape="id24" draw:end-glue-point="0" svg:d="M7000 5542h-2600v5858" svg:viewBox="0 0 2601 5859">
          <text:p text:style-name="P1">Failure detected</text:p>
          <text:p text:style-name="P1">Sends RST + MP_FAIL</text:p>
        </draw:connector>
        <draw:connector draw:style-name="gr8" draw:text-style-name="P1" draw:layer="layout" svg:x1="18cm" svg:y1="5.542cm" svg:x2="20.8cm" svg:y2="11cm" draw:start-shape="id23" draw:start-glue-point="1" draw:end-shape="id25" draw:end-glue-point="0" svg:d="M18000 5542h2800v5458" svg:viewBox="0 0 2801 5459">
          <text:p text:style-name="P1">Close subflow</text:p>
          <text:p text:style-name="P1">Sends FIN</text:p>
        </draw:connector>
        <draw:custom-shape draw:style-name="gr24" draw:text-style-name="P1" xml:id="id25" draw:id="id25" draw:layer="layout" svg:width="12.4cm" svg:height="3cm" svg:x="14.6cm" svg:y="11cm">
          <text:p text:style-name="P1">See Legacy TCP FSM</text:p>
          <text:p text:style-name="P1"><text:span text:style-name="T1">M_ESTAB_MP_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2.5cm" svg:y1="6.742cm" svg:x2="14.6cm" svg:y2="12.5cm" draw:start-shape="id23" draw:start-glue-point="2" draw:end-shape="id25" draw:end-glue-point="3" svg:d="M12500 6742v5758h2100" svg:viewBox="0 0 2101 5759">
          <text:p text:style-name="P1">Recv DATAFIN</text:p>
          <text:p text:style-name="P1"/>
        </draw:connecto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2.563cm" svg:x="1.4cm" svg:y="-0.2cm" presentation:class="title" presentation:user-transformed="true">
          <draw:text-box>
            <text:p>Subflow closing (1 subflow)</text:p>
          </draw:text-box>
        </draw:frame>
        <draw:custom-shape draw:style-name="gr27" draw:text-style-name="P1" xml:id="id26" draw:id="id26" draw:layer="layout" svg:width="9.4cm" svg:height="2.399cm" svg:x="10cm" svg:y="5.6cm">
          <svg:desc>sdq</svg:desc>
          <text:p text:style-name="P1">ESTAB</text:p>
          <text:p text:style-name="P1"><text:span text:style-name="T1">M_ESTA_MP_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8.699cm -2.099cm" svg:x1="10cm" svg:y1="6.799cm" svg:x2="14.7cm" svg:y2="5.6cm" draw:start-shape="id26" draw:start-glue-point="3" draw:end-shape="id26" draw:end-glue-point="0" svg:d="M10000 6799h-9200v-3800h13900v2601" svg:viewBox="0 0 13901 3801">
          <text:p text:style-name="P1">Failure detected (ie wrong checksum)</text:p>
          <text:p text:style-name="P1">Sends MP_FAIL</text:p>
          <text:p text:style-name="P1"/>
        </draw:connector>
        <draw:connector draw:style-name="gr8" draw:text-style-name="P1" draw:layer="layout" svg:x1="19.4cm" svg:y1="6.799cm" svg:x2="21.7cm" svg:y2="11.2cm" draw:start-shape="id26" draw:start-glue-point="1" draw:end-shape="id27" draw:end-glue-point="0" svg:d="M19400 6799h2300v4401" svg:viewBox="0 0 2301 4402">
          <text:p text:style-name="P1">Close subflow</text:p>
          <text:p text:style-name="P1">Sends FIN</text:p>
        </draw:connector>
        <draw:custom-shape draw:style-name="gr28" draw:text-style-name="P1" xml:id="id27" draw:id="id27" draw:layer="layout" svg:width="8.2cm" svg:height="3cm" svg:x="17.6cm" svg:y="11.2cm">
          <text:p text:style-name="P1"><text:span text:style-name="T1">Cf FSM of RFC6824 </text:span></text:p>
          <text:p text:style-name="P1"><text:span text:style-name="T1">Appendix C </text:span></text:p>
          <text:p text:style-name="P1"><text:span text:style-name="T1">Figure 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" draw:layer="layout" svg:x1="21.7cm" svg:y1="14.2cm" svg:x2="21.7cm" svg:y2="16.2cm" draw:start-shape="id27" draw:start-glue-point="2" draw:end-shape="id28" draw:end-glue-point="0" svg:d="M21700 14200v2000" svg:viewBox="0 0 1 2001">
          <text:p/>
        </draw:connector>
        <draw:custom-shape draw:style-name="gr30" draw:text-style-name="P1" xml:id="id28" draw:id="id28" draw:layer="layout" svg:width="10.6cm" svg:height="2cm" svg:x="16.4cm" svg:y="16.2cm">
          <text:p text:style-name="P1">See Legacy TCP FSM</text:p>
          <text:p text:style-name="P1"><text:span text:style-name="T1">M_ESTAB_MP_*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4.7cm" svg:y1="7.999cm" svg:x2="17.6cm" svg:y2="12.7cm" draw:start-shape="id26" draw:start-glue-point="2" draw:end-shape="id27" draw:end-glue-point="3" svg:d="M14700 7999v4701h2900" svg:viewBox="0 0 2901 4702">
          <text:p text:style-name="P1">Recv DATAFIN</text:p>
          <text:p text:style-name="P1"/>
        </draw:connector>
        <draw:connector draw:style-name="gr8" draw:text-style-name="P1" draw:layer="layout" svg:x1="7.6cm" svg:y1="12.1cm" svg:x2="14.7cm" svg:y2="7.999cm" draw:start-shape="id29" draw:start-glue-point="7" draw:end-shape="id26" draw:end-glue-point="2" svg:d="M7600 12100h7100v-4101" svg:viewBox="0 0 7101 4102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Yes</text:p>
          <text:p text:style-name="P1">=&gt;</text:p>
          <text:p text:style-name="P1">Sends DSS Infinite mapping </text:p>
          <text:p text:style-name="P1"/>
          <text:p text:style-name="P1"/>
        </draw:connector>
        <draw:custom-shape draw:style-name="gr31" draw:text-style-name="P1" xml:id="id30" draw:id="id30" draw:layer="layout" svg:width="9.4cm" svg:height="3.6cm" svg:x="0.4cm" svg:y="16.6cm">
          <svg:desc>sdq</svg:desc>
          <text:p text:style-name="P1">CLOSED</text:p>
          <text:p text:style-name="P1"><text:span text:style-name="T1">M_ESTA_MP_1 (or _SP?) if </text:span></text:p>
          <text:p text:style-name="P1"><text:span text:style-name="T1">Creates new subflow</text:span></text:p>
          <text:p text:style-name="P1"><text:span text:style-name="T1">Else</text:span></text:p>
          <text:p text:style-name="P1"><text:span text:style-name="T1">M_CLO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0cm" svg:y1="6.799cm" svg:x2="5.2cm" svg:y2="10.4cm" draw:start-shape="id26" draw:start-glue-point="3" draw:end-shape="id29" draw:end-glue-point="4" svg:d="M10000 6799h-4800v3601" svg:viewBox="0 0 4801 3602">
          <text:p text:style-name="P1">Recv MP_FAIL</text:p>
          <text:p text:style-name="P1"/>
          <text:p text:style-name="P1"/>
        </draw:connector>
        <draw:custom-shape draw:style-name="gr32" draw:text-style-name="P1" xml:id="id29" draw:id="id29" draw:layer="layout" svg:width="4.8cm" svg:height="3.4cm" svg:x="2.8cm" svg:y="10.4cm">
          <text:p text:style-name="P1">Data contiguo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5.2cm" svg:y1="13.8cm" svg:x2="5.1cm" svg:y2="16.6cm" draw:start-shape="id29" draw:start-glue-point="6" draw:end-shape="id30" svg:d="M5200 13800v1401h-100v1399" svg:viewBox="0 0 101 2801">
          <text:p text:style-name="P1">No =&gt; </text:p>
          <text:p text:style-name="P1">Sends RST + MP_FAIL</text:p>
        </draw:connecto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ieu Coudron</meta:initial-creator>
    <meta:creation-date>2014-11-19T10:29:24.989631087</meta:creation-date>
    <dc:date>2014-11-20T14:51:14.163920946</dc:date>
    <dc:creator>Matthieu Coudron</dc:creator>
    <meta:editing-duration>PT4H54M</meta:editing-duration>
    <meta:editing-cycles>48</meta:editing-cycles>
    <meta:generator>LibreOffice/4.3.3.2$Linux_X86_64 LibreOffice_project/430m0$Build-2</meta:generator>
    <meta:printed-by>Matthieu Coudron</meta:printed-by>
    <meta:print-date>2014-11-19T17:06:07.569313610</meta:print-date>
    <meta:document-statistic meta:object-count="116"/>
  </office:meta>
</office:document-meta>
</file>